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Período</text:p>
          </table:table-cell>
          <table:table-cell table:style-name="ce3" office:value-type="string" calcext:value-type="string">
            <text:p>Valor</text:p>
          </table:table-cell>
          <table:table-cell/>
          <table:table-cell table:style-name="ce6" table:number-columns-repeated="1018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/>
          <table:table-cell table:style-name="ce6" table:number-columns-repeated="1018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DS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C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INOD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FCF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DS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C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NOD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FCF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DS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C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INOD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FCF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DS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C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INOD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FCF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EBITDA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7" calcext:value-type="float">
            <text:p>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9" calcext:value-type="float">
            <text:p>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DS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4" calcext:value-type="float">
            <text:p>1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8" calcext:value-type="float">
            <text:p>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C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19" calcext:value-type="float">
            <text:p>19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7" calcext:value-type="float">
            <text:p>17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18" calcext:value-type="float">
            <text:p>18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OD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00" calcext:value-type="float">
            <text:p>2000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01" calcext:value-type="float">
            <text:p>2001</text:p>
          </table:table-cell>
          <table:table-cell table:style-name="ce4" table:formula="of:=RANDBETWEEN(1; 20)" office:value-type="float" office:value="4" calcext:value-type="float">
            <text:p>4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02" calcext:value-type="float">
            <text:p>2002</text:p>
          </table:table-cell>
          <table:table-cell table:style-name="ce4" table:formula="of:=RANDBETWEEN(1; 20)" office:value-type="float" office:value="16" calcext:value-type="float">
            <text:p>1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03" calcext:value-type="float">
            <text:p>2003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04" calcext:value-type="float">
            <text:p>2004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05" calcext:value-type="float">
            <text:p>2005</text:p>
          </table:table-cell>
          <table:table-cell table:style-name="ce4" table:formula="of:=RANDBETWEEN(1; 20)" office:value-type="float" office:value="2" calcext:value-type="float">
            <text:p>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06" calcext:value-type="float">
            <text:p>2006</text:p>
          </table:table-cell>
          <table:table-cell table:style-name="ce4" table:formula="of:=RANDBETWEEN(1; 20)" office:value-type="float" office:value="10" calcext:value-type="float">
            <text:p>1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07" calcext:value-type="float">
            <text:p>2007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08" calcext:value-type="float">
            <text:p>2008</text:p>
          </table:table-cell>
          <table:table-cell table:style-name="ce4" table:formula="of:=RANDBETWEEN(1; 20)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09" calcext:value-type="float">
            <text:p>2009</text:p>
          </table:table-cell>
          <table:table-cell table:style-name="ce4" table:formula="of:=RANDBETWEEN(1; 20)" office:value-type="float" office:value="3" calcext:value-type="float">
            <text:p>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10" calcext:value-type="float">
            <text:p>2010</text:p>
          </table:table-cell>
          <table:table-cell table:style-name="ce4" table:formula="of:=RANDBETWEEN(1; 20)" office:value-type="float" office:value="11" calcext:value-type="float">
            <text:p>11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11" calcext:value-type="float">
            <text:p>2011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12" calcext:value-type="float">
            <text:p>2012</text:p>
          </table:table-cell>
          <table:table-cell table:style-name="ce4" table:formula="of:=RANDBETWEEN(1; 20)" office:value-type="float" office:value="15" calcext:value-type="float">
            <text:p>1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13" calcext:value-type="float">
            <text:p>2013</text:p>
          </table:table-cell>
          <table:table-cell table:style-name="ce4" table:formula="of:=RANDBETWEEN(1; 20)" office:value-type="float" office:value="6" calcext:value-type="float">
            <text:p>6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14" calcext:value-type="float">
            <text:p>2014</text:p>
          </table:table-cell>
          <table:table-cell table:style-name="ce4" table:formula="of:=RANDBETWEEN(1; 20)" office:value-type="float" office:value="20" calcext:value-type="float">
            <text:p>2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15" calcext:value-type="float">
            <text:p>2015</text:p>
          </table:table-cell>
          <table:table-cell table:style-name="ce4" table:formula="of:=RANDBETWEEN(1; 20)" office:value-type="float" office:value="5" calcext:value-type="float">
            <text:p>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16" calcext:value-type="float">
            <text:p>2016</text:p>
          </table:table-cell>
          <table:table-cell table:style-name="ce4" table:formula="of:=RANDBETWEEN(1; 20)" office:value-type="float" office:value="13" calcext:value-type="float">
            <text:p>13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FCF</text:p>
          </table:table-cell>
          <table:table-cell office:value-type="float" office:value="2017" calcext:value-type="float">
            <text:p>2017</text:p>
          </table:table-cell>
          <table:table-cell table:style-name="ce4" table:formula="of:=RANDBETWEEN(1; 20)" office:value-type="float" office:value="1" calcext:value-type="float">
            <text:p>1,00</text:p>
          </table:table-cell>
          <table:table-cell table:number-columns-repeated="1019"/>
        </table:table-row>
        <table:table-row table:style-name="ro1" table:number-rows-repeated="104812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01:14:54.2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1:34:15.420000000</meta:creation-date>
    <dc:date>2017-11-29T01:19:45.136000000</dc:date>
    <meta:editing-duration>PT41M58S</meta:editing-duration>
    <meta:editing-cycles>13</meta:editing-cycles>
    <meta:generator>LibreOffice/5.2.1.2$Windows_x86 LibreOffice_project/31dd62db80d4e60af04904455ec9c9219178d620</meta:generator>
    <meta:document-statistic meta:table-count="1" meta:cell-count="1804" meta:object-count="0"/>
  </office:meta>
</office:document-meta>
</file>